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706e0c" draw:marker-start-width="0.252cm" draw:marker-end-width="0.252cm" draw:fill="solid" draw:fill-color="#fffff5" draw:textarea-horizontal-align="justify" draw:textarea-vertical-align="middle" draw:auto-grow-height="false" fo:min-height="2.891cm" fo:min-width="5.815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stroke-dash="Dot" svg:stroke-width="0.018cm" svg:stroke-color="#000000" draw:marker-start-width="0.227cm" draw:marker-end-width="0.227cm" svg:stroke-linecap="butt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cm" fo:min-width="3.564cm" loext:decorative="false"/>
    </style:style>
    <style:style style:name="gr5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cm" fo:min-width="0.008cm" loext:decorative="false"/>
    </style:style>
    <style:style style:name="gr6" style:family="graphic" style:parent-style-name="standard">
      <style:graphic-properties draw:stroke="none" draw:fill="solid" draw:fill-color="#bbe33d" draw:textarea-horizontal-align="justify" draw:textarea-vertical-align="middle" draw:auto-grow-height="false" fo:min-height="0cm" fo:min-width="1.024cm" loext:decorative="false"/>
    </style:style>
    <style:style style:name="gr7" style:family="graphic" style:parent-style-name="standard">
      <style:graphic-properties svg:stroke-color="#706e0c" draw:textarea-vertical-align="middle" loext:decorative="false"/>
    </style:style>
    <style:style style:name="gr8" style:family="graphic" style:parent-style-name="standard">
      <style:graphic-properties svg:stroke-width="0.035cm" svg:stroke-color="#355269" draw:marker-start-width="0.252cm" draw:marker-end-width="0.252cm" draw:fill="solid" draw:fill-color="#f0f5ff" draw:textarea-horizontal-align="left" draw:textarea-vertical-align="middle" draw:auto-grow-height="false" fo:min-height="2.892cm" fo:min-width="5.815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355269" draw:marker-start-width="0.252cm" draw:marker-end-width="0.252cm" draw:fill="solid" draw:fill-color="#e8f2a1" draw:textarea-horizontal-align="left" draw:textarea-vertical-align="middle" draw:auto-grow-height="false" fo:min-height="2.891cm" fo:min-width="5.815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355269" draw:marker-start-width="0.252cm" draw:marker-end-width="0.252cm" draw:fill="solid" draw:fill-color="#81d41a" draw:textarea-horizontal-align="left" draw:textarea-vertical-align="middle" draw:auto-grow-height="false" fo:min-height="2.891cm" fo:min-width="5.815cm" fo:padding-top="0.142cm" fo:padding-bottom="0.142cm" fo:padding-left="0.267cm" fo:padding-right="0.267cm" draw:shadow="hidden" loext:glow-radius="0.106cm" loext:glow-transparency="80%" style:writing-mode="lr-tb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737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729fcf" draw:marker-start-width="0.321cm" draw:marker-end-width="0.321cm" draw:fill="none" draw:textarea-vertical-align="middle" draw:auto-grow-height="false" fo:min-height="1.478cm" fo:min-width="0cm" fo:padding-top="0.165cm" fo:padding-bottom="0.165cm" fo:padding-left="0.29cm" fo:padding-right="0.29cm" fo:wrap-option="wrap" loext:decorative="false"/>
    </style:style>
    <style:style style:name="gr16" style:family="graphic" style:parent-style-name="standard">
      <style:graphic-properties svg:stroke-width="0.081cm" svg:stroke-color="#729fcf" draw:marker-start-width="0.321cm" draw:marker-end-width="0.321cm" draw:fill="none" draw:textarea-vertical-align="middle" draw:auto-grow-height="false" fo:min-height="6.894cm" fo:min-width="0cm" fo:padding-top="0.165cm" fo:padding-bottom="0.165cm" fo:padding-left="0.29cm" fo:padding-right="0.29cm" fo:wrap-option="wrap" loext:decorative="false"/>
    </style:style>
    <style:style style:name="gr17" style:family="graphic" style:parent-style-name="standard">
      <style:graphic-properties svg:stroke-width="0.081cm" svg:stroke-color="#729fcf" draw:marker-start-width="0.321cm" draw:marker-end-width="0.321cm" draw:fill="none" draw:textarea-vertical-align="middle" draw:auto-grow-height="false" fo:min-height="7.193cm" fo:min-width="0cm" fo:padding-top="0.165cm" fo:padding-bottom="0.165cm" fo:padding-left="0.29cm" fo:padding-right="0.29cm" fo:wrap-option="wrap" loext:decorative="false"/>
    </style:style>
    <style:style style:name="gr18" style:family="graphic" style:parent-style-name="standard">
      <style:graphic-properties draw:stroke="none" draw:textarea-horizontal-align="justify" draw:textarea-vertical-align="middle" draw:auto-grow-height="false" fo:min-height="0.583cm" fo:min-width="0cm" loext:decorative="false"/>
    </style:style>
    <style:style style:name="P1" style:family="paragraph">
      <style:paragraph-properties fo:text-align="center"/>
      <style:text-properties fo:color="#395511" loext:opacity="100%"/>
    </style:style>
    <style:style style:name="P2" style:family="paragraph">
      <loext:graphic-properties draw:fill="solid" draw:fill-color="#fffff5"/>
      <style:paragraph-properties fo:text-align="center" style:writing-mode="lr-tb"/>
      <style:text-properties fo:color="#395511" loext:opacity="100%"/>
    </style:style>
    <style:style style:name="P3" style:family="paragraph">
      <loext:graphic-properties draw:fill="none" draw:fill-color="#ffffff"/>
      <style:text-properties fo:color="#666666" loext:opacity="100%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solid" draw:fill-color="#e8f2a1"/>
      <style:paragraph-properties fo:text-align="center"/>
    </style:style>
    <style:style style:name="P6" style:family="paragraph">
      <loext:graphic-properties draw:fill="solid" draw:fill-color="#bbe33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.254cm" fo:margin-right="0cm" fo:text-align="start" fo:text-indent="0cm"/>
      <style:text-properties fo:color="#395511" loext:opacity="100%"/>
    </style:style>
    <style:style style:name="P9" style:family="paragraph">
      <loext:graphic-properties draw:fill="solid" draw:fill-color="#f0f5ff"/>
      <style:paragraph-properties fo:margin-left="0.254cm" fo:margin-right="0cm" fo:text-align="start" fo:text-indent="0cm" style:writing-mode="lr-tb"/>
      <style:text-properties fo:color="#395511" loext:opacity="100%"/>
    </style:style>
    <style:style style:name="P10" style:family="paragraph">
      <loext:graphic-properties draw:fill="solid" draw:fill-color="#e8f2a1"/>
      <style:paragraph-properties fo:margin-left="0.254cm" fo:margin-right="0cm" fo:text-align="start" fo:text-indent="0cm" style:writing-mode="lr-tb"/>
      <style:text-properties fo:color="#395511" loext:opacity="100%"/>
    </style:style>
    <style:style style:name="P11" style:family="paragraph">
      <loext:graphic-properties draw:fill="solid" draw:fill-color="#81d41a"/>
      <style:paragraph-properties fo:margin-left="0.254cm" fo:margin-right="0cm" fo:text-align="start" fo:text-indent="0cm" style:writing-mode="lr-tb"/>
      <style:text-properties fo:color="#395511" loext:opacity="100%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333333" loext:opacity="100%" fo:font-size="18pt" fo:font-style="italic" fo:font-weight="normal" fo:background-color="#333333" style:font-style-asian="italic" style:font-weight-asian="normal" style:font-style-complex="italic" style:font-weight-complex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333333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fo:font-size="15pt" style:font-size-asian="15pt" style:font-size-complex="15pt"/>
    </style:style>
    <style:style style:name="T3" style:family="text">
      <style:text-properties fo:color="#333333" loext:opacity="100%"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395511" loext:opacity="100%" fo:font-size="15pt" style:font-size-asian="15pt" style:font-size-complex="15pt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fo:background-color="#e8f2a1"/>
    </style:style>
    <style:style style:name="T7" style:family="text">
      <style:text-properties fo:color="#666666" loext:opacity="100%" fo:font-style="italic" fo:background-color="#bbe33d" style:font-style-asian="italic" style:font-style-complex="italic"/>
    </style:style>
    <style:style style:name="T8" style:family="text">
      <style:text-properties fo:color="#666666" loext:opacity="100%" fo:font-style="italic" style:font-style-asian="italic" style:font-style-complex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333333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xml:id="id1" draw:id="id1" draw:layer="layout" svg:width="6.349cm" svg:height="3.175cm" svg:x="7.667cm" svg:y="2.993cm">
            <text:p text:style-name="P1"><text:span text:style-name="T1">Rule ‘file_name’</text:span><text:span text:style-name="T2">: </text:span></text:p>
            <text:p text:style-name="P1"><text:span text:style-name="T2">“A </text:span><text:span text:style-name="T3">filename</text:span><text:span text:style-name="T2"> may start with a ‘</text:span><text:span text:style-name="T3">drive</text:span><text:span text:style-name="T2">’ followed by one or more ‘</text:span><text:span text:style-name="T3">path parts</text:span><text:span text:style-name="T4">’”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6.349cm" svg:height="3.175cm" svg:x="4.174cm" svg:y="7.438cm">
            <text:p text:style-name="P1"><text:span text:style-name="T1">Rule ‘drive’ (windows)</text:span><text:span text:style-name="T2">: </text:span></text:p>
            <text:p text:style-name="P1"><text:span text:style-name="T2">“A letter followed by a colon and a directory separat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6.349cm" svg:height="3.175cm" svg:x="11.477cm" svg:y="7.438cm">
            <text:p text:style-name="P1"><text:span text:style-name="T1">Rule ‘path_part’</text:span><text:span text:style-name="T2">: </text:span></text:p>
            <text:p text:style-name="P1"><text:span text:style-name="T2">“One or more file symbols which may be followed directory separator</text:span></text:p>
            <draw:enhanced-geometry svg:viewBox="0 0 21600 21600" draw:type="rectangle" draw:enhanced-path="M 0 0 L 21600 0 21600 21600 0 21600 0 0 Z N"/>
          </draw:custom-shape>
          <draw:g draw:style-name="gr1">
            <draw:frame draw:style-name="gr3" draw:text-style-name="P3" draw:layer="layout" svg:width="13.019cm" svg:height="1.27cm" svg:x="4.492cm" svg:y="1.316cm">
              <draw:text-box>
                <text:p><text:span text:style-name="T5">“open the file </text:span><text:span text:style-name="T6">c:\</text:span><text:span text:style-name="T7">users</text:span><text:span text:style-name="T8">\</text:span><text:span text:style-name="T7">file.txt</text:span><text:span text:style-name="T8"> </text:span><text:span text:style-name="T5">with an editor” </text:span></text:p>
              </draw:text-box>
            </draw:frame>
            <draw:custom-shape draw:style-name="gr4" draw:text-style-name="P4" draw:layer="layout" svg:width="4.064cm" svg:height="0.127cm" svg:x="8.62cm" svg:y="2.54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0.508cm" svg:height="0.127cm" svg:x="8.62cm" svg:y="2.26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524cm" svg:height="0.127cm" svg:x="9.256cm" svg:y="2.2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1.524cm" svg:height="0.127cm" svg:x="11.033cm" svg:y="2.2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7" draw:text-style-name="P7" draw:layer="layout" svg:x1="10.841cm" svg:y1="6.168cm" svg:x2="7.348cm" svg:y2="7.438cm" draw:start-shape="id1" draw:start-glue-point="2" draw:end-shape="id2" draw:end-glue-point="0" svg:d="M10841 6168v634h-3493v636" svg:viewBox="0 0 3494 1271">
            <text:p/>
          </draw:connector>
          <draw:connector draw:style-name="gr7" draw:text-style-name="P7" draw:layer="layout" svg:x1="10.841cm" svg:y1="6.168cm" svg:x2="14.651cm" svg:y2="7.438cm" draw:start-shape="id1" draw:start-glue-point="2" draw:end-shape="id3" draw:end-glue-point="0" svg:d="M10841 6168v634h3810v636" svg:viewBox="0 0 3811 1271">
            <text:p/>
          </draw:connector>
        </draw:g>
        <draw:g draw:style-name="gr1">
          <draw:custom-shape draw:style-name="gr8" draw:text-style-name="P9" xml:id="id4" draw:id="id4" draw:layer="layout" svg:width="6.349cm" svg:height="3.176cm" svg:x="7.667cm" svg:y="11.159cm">
            <text:p text:style-name="P8"><text:span text:style-name="T1">Annotation </text:span><text:span text:style-name="T2">:</text:span></text:p>
            <text:p text:style-name="P8"><text:span text:style-name="T2">rule: file_name</text:span></text:p>
            <text:p text:style-name="P8"><text:span text:style-name="T2">range: (15..32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xml:id="id5" draw:id="id5" draw:layer="layout" svg:width="6.349cm" svg:height="3.175cm" svg:x="0.683cm" svg:y="15.922cm">
            <text:p text:style-name="P8"><text:span text:style-name="T1">Annotation </text:span><text:span text:style-name="T2">:</text:span></text:p>
            <text:p text:style-name="P8"><text:span text:style-name="T2">rule: drive (windows)</text:span></text:p>
            <text:p text:style-name="P8"><text:span text:style-name="T2">range: (15..18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xml:id="id6" draw:id="id6" draw:layer="layout" svg:width="6.349cm" svg:height="3.175cm" svg:x="7.668cm" svg:y="15.922cm">
            <text:p text:style-name="P8"><text:span text:style-name="T1">Annotation </text:span><text:span text:style-name="T2">:</text:span></text:p>
            <text:p text:style-name="P8"><text:span text:style-name="T2">rule: path_part: (18..23)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xml:id="id7" draw:id="id7" draw:layer="layout" svg:width="6.349cm" svg:height="3.175cm" svg:x="14.653cm" svg:y="15.922cm">
            <text:p text:style-name="P8"><text:span text:style-name="T1">Annotation </text:span><text:span text:style-name="T2">:</text:span></text:p>
            <text:p text:style-name="P8"><text:span text:style-name="T2">rule: path_part: (18..23)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7" draw:layer="layout" svg:x1="10.841cm" svg:y1="14.335cm" svg:x2="3.857cm" svg:y2="15.922cm" draw:start-shape="id4" draw:start-glue-point="2" draw:end-shape="id5" draw:end-glue-point="0" svg:d="M10841 14335v793h-6984v794" svg:viewBox="0 0 6985 1588">
            <text:p/>
          </draw:connector>
          <draw:connector draw:style-name="gr11" draw:text-style-name="P7" draw:layer="layout" svg:x1="10.841cm" svg:y1="14.335cm" svg:x2="10.842cm" svg:y2="15.922cm" draw:start-shape="id4" draw:start-glue-point="2" draw:end-shape="id6" draw:end-glue-point="0" svg:d="M10841 14335v793h1v794" svg:viewBox="0 0 2 1588">
            <text:p/>
          </draw:connector>
          <draw:connector draw:style-name="gr11" draw:text-style-name="P7" draw:layer="layout" svg:x1="10.841cm" svg:y1="14.335cm" svg:x2="17.827cm" svg:y2="15.922cm" draw:start-shape="id4" draw:start-glue-point="2" draw:end-shape="id7" draw:end-glue-point="0" svg:d="M10841 14335v793h6986v794" svg:viewBox="0 0 6987 1588">
            <text:p/>
          </draw:connector>
        </draw:g>
        <draw:frame draw:style-name="gr12" draw:text-style-name="P13" draw:layer="layout" svg:width="3.81cm" svg:height="1.746cm" svg:x="23.859cm" svg:y="1cm">
          <draw:text-box>
            <text:p text:style-name="P12"><text:span text:style-name="T9">DATA </text:span><text:span text:style-name="T10">(text)</text:span></text:p>
          </draw:text-box>
        </draw:frame>
        <draw:frame draw:style-name="gr13" draw:text-style-name="P14" draw:layer="layout" svg:width="5.08cm" svg:height="1.27cm" svg:x="23.283cm" svg:y="3.818cm">
          <draw:text-box>
            <text:p text:style-name="P12"><text:span text:style-name="T11">Parsed by </text:span></text:p>
          </draw:text-box>
        </draw:frame>
        <draw:frame draw:style-name="gr14" draw:text-style-name="P13" draw:layer="layout" svg:width="6.35cm" svg:height="1.987cm" svg:x="22.589cm" svg:y="13.934cm">
          <draw:text-box>
            <text:p text:style-name="P12"><text:span text:style-name="T9">ANNOTATIONS</text:span></text:p>
            <text:p text:style-name="P12"><text:span text:style-name="T12">(tokens/abstract syntax tree)</text:span></text:p>
          </draw:text-box>
        </draw:frame>
        <draw:frame draw:style-name="gr14" draw:text-style-name="P13" draw:layer="layout" svg:width="3.81cm" svg:height="1.987cm" svg:x="23.859cm" svg:y="5.997cm">
          <draw:text-box>
            <text:p text:style-name="P12"><text:span text:style-name="T9">RULE GRAPH</text:span></text:p>
          </draw:text-box>
        </draw:frame>
        <draw:frame draw:style-name="gr13" draw:text-style-name="P14" draw:layer="layout" svg:width="5.08cm" svg:height="1.27cm" svg:x="23.224cm" svg:y="10.524cm">
          <draw:text-box>
            <text:p text:style-name="P12"><text:span text:style-name="T11">Produces</text:span></text:p>
          </draw:text-box>
        </draw:frame>
        <draw:custom-shape draw:style-name="gr15" draw:text-style-name="P15" draw:layer="layout" svg:width="0.953cm" svg:height="1.906cm" svg:x="21.636cm" svg:y="0.6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6" draw:text-style-name="P15" draw:layer="layout" svg:width="0.953cm" svg:height="7.62cm" svg:x="21.636cm" svg:y="3.2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7" draw:text-style-name="P15" draw:layer="layout" svg:width="0.953cm" svg:height="7.937cm" svg:x="21.636cm" svg:y="11.15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8" draw:text-style-name="P7" draw:layer="layout" svg:width="0.635cm" svg:height="0.952cm" svg:x="25.447cm" svg:y="3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7" draw:layer="layout" svg:width="0.635cm" svg:height="0.952cm" svg:x="25.447cm" svg:y="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7" draw:layer="layout" svg:width="0.635cm" svg:height="0.952cm" svg:x="25.447cm" svg:y="9.2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7" draw:layer="layout" svg:width="0.635cm" svg:height="0.952cm" svg:x="25.447cm" svg:y="12.4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06:54.641611100</meta:creation-date>
    <dc:date>2025-10-17T22:50:53.682451300</dc:date>
    <meta:editing-duration>PT12M5S</meta:editing-duration>
    <meta:editing-cycles>5</meta:editing-cycles>
    <meta:generator>LibreOffice/25.2.5.2$Windows_X86_64 LibreOffice_project/03d19516eb2e1dd5d4ccd751a0d6f35f35e08022</meta:generator>
    <meta:document-statistic meta:object-count="32"/>
  </office:meta>
</office:document-meta>
</file>